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style:font-size-asian="14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4pt" style:font-size-asian="14pt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4pt" style:font-size-asian="14pt"/>
    </style:style>
    <style:style style:name="P6" style:family="paragraph" style:parent-style-name="Standard">
      <style:paragraph-properties fo:text-align="end" style:justify-single-word="false"/>
      <style:text-properties fo:font-size="14pt" style:font-size-asian="14pt"/>
    </style:style>
    <style:style style:name="P7" style:family="paragraph" style:parent-style-name="Standard" style:list-style-name="L3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2">
      <style:paragraph-properties fo:text-align="start" style:justify-single-word="false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T1" style:family="text">
      <style:text-properties fo:font-size="14pt" style:font-size-asian="14pt"/>
    </style:style>
    <text:list-style style:name="L1">
      <text:list-level-style-number text:level="1" style:num-format="1">
        <style:list-level-properties text:space-before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style:num-format="1" text:start-value="2">
        <style:list-level-properties text:space-before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style:num-format="1" text:start-value="3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1">Raport</text:p>
      <text:p text:style-name="P1"/>
      <text:p text:style-name="P1">Catre Federatia Romana de Bridge</text:p>
      <text:p text:style-name="P1">In atentia Comisiei de arbitraj, a Comisiei de Disciplina si a Comisiei de Competitii si Evidenta</text:p>
      <text:p text:style-name="P1"/>
      <text:p text:style-name="P1"/>
      <text:p text:style-name="P1"/>
      <text:p text:style-name="P2"><text:tab/>Subsemnatul Rainer RETZLER, in calitate de arbitru asisent la turneele Perechi Open, Echipe Open, Aditional 1 si Mixt din cadrul celui de-al 32-lea Festival International de Bridge de la Mamaia, 2017, declar urmatoarele ca urmare a </text:p>
      <text:p text:style-name="P2">reclamatiilor si/sau cererii jucatorilor:</text:p>
      <text:p text:style-name="P2"/>
      <text:list xml:id="list2032113349516991377" text:style-name="L1">
        <text:list-header>
          <text:p text:style-name="P8"><text:span text:style-name="T1">A.) Dl. Dragos LESAN a reclamat posibilitatea ca axa Vladimir VALEANU-Nadia VALEANU sa comunice prin metode nepermise (s-a intamplat in turul 2 de la concursul de Echipe OPEN), si anume:</text:span></text:p>
          <text:list>
            <text:list-header>
              <text:p text:style-name="P3">in dona 13, licitatia in 2 a decurs (N/dl. VALEANU dealer)</text:p>
              <text:list>
                <text:list-header>
                  <text:p text:style-name="P3">1H-1S-3C-3D-3N-(ezitare)6D</text:p>
                </text:list-header>
              </text:list>
            </text:list-header>
          </text:list>
        </text:list-header>
      </text:list>
      <text:p text:style-name="P2"><text:tab/><text:tab/>in dona 15, licitatia in 4 a decurs (S/dna. VALEANU dealer)</text:p>
      <text:p text:style-name="P2"><text:tab/><text:tab/><text:tab/>1H-X-1N-P-P-2S-P-P-(o foarte scurta ezitare)-P</text:p>
      <text:p text:style-name="P2"><text:tab/><text:tab/>Inainte de pasul final al dnei. VALEANU, dl. VALEANU i-a spus <text:tab/><text:tab/><text:tab/>dumneaei ceva asemanator cu “e randul tau”, fara sa fi facut aceasta observatie in <text:tab/>timpul indelungei gandiri din dona 13.</text:p>
      <text:p text:style-name="P2"><text:tab/><text:tab/>Dl. LESAN a remarcat ca acesta ar putea fi un mod de a transmite <text:tab/><text:tab/><text:tab/><text:tab/>informatii intr-un mod nepermis de Codul de Bridge.</text:p>
      <text:p text:style-name="P2"><text:tab/><text:tab/>Dl. VALEANU sustine ca in dona 13 nu a facut aceasta observatie deoarece <text:tab/><text:tab/>dna. VALEANU gandea in mod evident in timp ce in dona 15 avea <text:tab/><text:tab/><text:tab/>impresia ca dna. VALEANU se uita pe pereti.</text:p>
      <text:p text:style-name="P2"/>
      <text:list xml:id="list7000505075016557816" text:style-name="L2">
        <text:list-header>
          <text:p text:style-name="P9"><text:span text:style-name="T1">B.) In concursul de echipe, turul 3, dona 24, dl. MIRCESCU m-a chemat pentru a-mi <text:tab/>transmite ca dl. DOBROTA (E) a ezitat pe urmatoare licititatie (V dealer): P-P-P-<text:tab/>1D(posibil singleton, precizie)-P-1N-...</text:span></text:p>
          <text:list>
            <text:list-header>
              <text:p text:style-name="P9"><text:span text:style-name="T1">Dl. DOBOROTA a pasat, partenerul sau reveil-ind si contractul a fost 2 carale jucate de est, just facute.</text:span></text:p>
              <text:p text:style-name="P4">Ezitarea nu a fost agreeata.</text:p>
            </text:list-header>
          </text:list>
        </text:list-header>
      </text:list>
      <text:p text:style-name="P2"><text:tab/> <text:tab/> Nu am ajustat rezultatul la masa dupa un poll si considerand ca lumea nu <text:tab/><text:tab/><text:tab/> ar ezita in aceea pozitie.</text:p>
      <text:p text:style-name="P2"><text:tab/><text:tab/>Ma vad insa nevoit sa notific comisia/comisiile de fapta si aceasta sa fie <text:tab/><text:tab/><text:tab/>considerata ca posibil antecendent.</text:p>
      <text:p text:style-name="P2"><text:soft-page-break/></text:p>
      <text:p text:style-name="P2"/>
      <text:list xml:id="list3547731880399922370" text:style-name="L3">
        <text:list-item>
          <text:list>
            <text:list-header>
              <text:p text:style-name="P5">C.) Domnul Radu Gheorghe POPESCU m-a rugat sa va transmit ca dl. Florin ANDREI a comis o licitatie pishica in meciul 7 al concursului de Echipe OPEN, dorind ca fapta sa fie considerata antecedent. Jucand un sistem <text:tab/>oarescum natural cu deschiderea de trefla in 2, domnul ANDREI a deschis cu 1C avand mana Estului in dona 18. Domnul ANDREI recunoaste ca mai comite licitiatii psihice din cand in cand.</text:p>
              <text:p text:style-name="P5">Consider ca aceasta s-ar putea sa nu se intample foarte des in parteneriatul sau cu dl. MATHE, dumnealor jucand rar impreuna.</text:p>
            </text:list-header>
          </text:list>
          <text:p text:style-name="P5"/>
          <text:list text:continue-numbering="true">
            <text:list-header>
              <text:p text:style-name="P5">D.) Dl. Ionut Claudiu DIMA m-a rugat sa informez comisia/comisiile de urmatoarul fapt:</text:p>
              <text:p text:style-name="P5">Perechi mixte, sesiunea 1, dona 14, Dealer E, nimeni vulnerabil</text:p>
              <text:p text:style-name="P5">IONITA-STEGAROIU/DIMA-GARNEATA</text:p>
              <text:p text:style-name="P7"><text:span text:style-name="T1">P-1H-1S-2N*-(stop)4S-5H-P-(gandire)P-P</text:span></text:p>
              <text:p text:style-name="P5">2N a fost alertat si anuntat corect ca invitant+ cu 4 atuuri.</text:p>
              <text:p text:style-name="P5">Dl. DIMA sustine ca in timpul gandirii dlui. IONITA (N), doamna STEGAROIU a facut gestul de a-si invarti pumnul unei maini in palma</text:p>
              <text:p text:style-name="P5">celeilalte maini, gest urmat de un pas rapid al dl. IONITA. Dl. DIMA considera ca aceasta ar putea fi o metoda nepermisa de comunicare.</text:p>
              <text:p text:style-name="P5">Dna. GARNEATA nu confirma si nici nu confirma faptul, sustinand ca dumneaei se uita in proprilei carti.</text:p>
            </text:list-header>
          </text:list>
        </text:list-item>
      </text:list>
      <text:p text:style-name="P2"/>
      <text:p text:style-name="P2"/>
      <text:p text:style-name="P2">Asupra cazului C.) voi notifica explicit si comisia de arbitraj.</text:p>
      <text:p text:style-name="P2"/>
      <text:p text:style-name="P2">Timisoara, 9 sep 2017</text:p>
      <text:p text:style-name="P6">Rainer RETZL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iner retzler</meta:initial-creator>
    <meta:creation-date>2017-09-03T22:49:03</meta:creation-date>
    <meta:editing-cycles>1</meta:editing-cycles>
    <meta:editing-duration>P15824DT17H31M44S</meta:editing-duration>
    <meta:document-statistic meta:table-count="0" meta:image-count="0" meta:object-count="0" meta:page-count="2" meta:paragraph-count="31" meta:word-count="509" meta:character-count="3122"/>
    <dc:date>2017-09-09T16:07:13.57</dc:date>
    <dc:creator>rainer retzler</dc:creator>
    <meta:generator>OpenOffice/4.1.3$Win32 OpenOffice.org_project/413m1$Build-9783</meta:generator>
  </office:meta>
</office:document-meta>
</file>